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4.86cm" svg:height="6.258cm" draw:z-index="6"><draw:image xlink:href="Pictures/1000000000000259000003065C3945F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29T00:03:53.948000000</dc:date>
    <meta:editing-duration>PT14H38M5S</meta:editing-duration>
    <meta:editing-cycles>58</meta:editing-cycles>
    <meta:generator>LibreOffice/24.8.4.2$Windows_X86_64 LibreOffice_project/bb3cfa12c7b1bf994ecc5649a80400d06cd71002</meta:generator>
    <meta:document-statistic meta:table-count="0" meta:image-count="4" meta:object-count="0" meta:page-count="2" meta:paragraph-count="20" meta:word-count="669" meta:character-count="3954" meta:non-whitespace-character-count="3300"/>
  </office:meta>
</office:document-meta>
</file>